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2"/>
          <table:table-cell table:formula="of:=SUM([.C4:.C16])" office:value-type="float" office:value="3413991">
            <text:p>3413991</text:p>
          </table:table-cell>
          <table:table-cell office:value-type="float" office:value="151671">
            <text:p>151671</text:p>
          </table:table-cell>
          <table:table-cell table:style-name="ce1" table:formula="of:=SUM([.C4:.C16])-SUM([.E7:.E16])" office:value-type="float" office:value="2219929">
            <text:p>2219929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ie</text:p>
          </table:table-cell>
          <table:table-cell office:value-type="float" office:value="309755">
            <text:p>30975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Year</text:p>
          </table:table-cell>
          <table:table-cell office:value-type="float" office:value="43867">
            <text:p>43867</text:p>
          </table:table-cell>
          <table:table-cell table:number-columns-repeated="5"/>
          <table:table-cell office:value-type="float" office:value="88">
            <text:p>88</text:p>
          </table:table-cell>
        </table:table-row>
        <table:table-row table:style-name="ro2">
          <table:table-cell/>
          <table:table-cell office:value-type="string">
            <text:p>Names</text:p>
          </table:table-cell>
          <table:table-cell office:value-type="float" office:value="1599273">
            <text:p>1599273</text:p>
          </table:table-cell>
          <table:table-cell office:value-type="float" office:value="1197776">
            <text:p>1197776</text:p>
          </table:table-cell>
          <table:table-cell office:value-type="float" office:value="395278">
            <text:p>395278</text:p>
          </table:table-cell>
          <table:table-cell table:number-columns-repeated="3"/>
          <table:table-cell office:value-type="float" office:value="1005538">
            <text:p>1005538</text:p>
          </table:table-cell>
        </table:table-row>
        <table:table-row table:style-name="ro2">
          <table:table-cell/>
          <table:table-cell office:value-type="string">
            <text:p>Rank</text:p>
          </table:table-cell>
          <table:table-cell office:value-type="float" office:value="235322">
            <text:p>235322</text:p>
          </table:table-cell>
          <table:table-cell office:value-type="float" office:value="25566">
            <text:p>25566</text:p>
          </table:table-cell>
          <table:table-cell office:value-type="float" office:value="201497">
            <text:p>201497</text:p>
          </table:table-cell>
          <table:table-cell table:formula="of:=SUM([.E7:.E16])" office:value-type="float" office:value="1194062">
            <text:p>1194062</text:p>
          </table:table-cell>
          <table:table-cell table:number-columns-repeated="2"/>
          <table:table-cell office:value-type="float" office:value="20688">
            <text:p>20688</text:p>
          </table:table-cell>
        </table:table-row>
        <table:table-row table:style-name="ro2">
          <table:table-cell/>
          <table:table-cell office:value-type="string">
            <text:p>count</text:p>
          </table:table-cell>
          <table:table-cell office:value-type="float" office:value="235389">
            <text:p>235389</text:p>
          </table:table-cell>
          <table:table-cell office:value-type="float" office:value="25526">
            <text:p>25526</text:p>
          </table:table-cell>
          <table:table-cell office:value-type="float" office:value="201604">
            <text:p>201604</text:p>
          </table:table-cell>
          <table:table-cell table:number-columns-repeated="3"/>
          <table:table-cell office:value-type="float" office:value="24038">
            <text:p>24038</text:p>
          </table:table-cell>
        </table:table-row>
        <table:table-row table:style-name="ro2">
          <table:table-cell/>
          <table:table-cell office:value-type="string">
            <text:p>prop100k</text:p>
          </table:table-cell>
          <table:table-cell office:value-type="float" office:value="50542">
            <text:p>50542</text:p>
          </table:table-cell>
          <table:table-cell office:value-type="float" office:value="434">
            <text:p>434</text:p>
          </table:table-cell>
          <table:table-cell office:value-type="float" office:value="44117">
            <text:p>44117</text:p>
          </table:table-cell>
          <table:table-cell table:number-columns-repeated="3"/>
          <table:table-cell office:value-type="float" office:value="42229">
            <text:p>42229</text:p>
          </table:table-cell>
        </table:table-row>
        <table:table-row table:style-name="ro2">
          <table:table-cell/>
          <table:table-cell office:value-type="string">
            <text:p>cum_prop100k</text:p>
          </table:table-cell>
          <table:table-cell office:value-type="float" office:value="475109">
            <text:p>475109</text:p>
          </table:table-cell>
          <table:table-cell office:value-type="float" office:value="147642">
            <text:p>147642</text:p>
          </table:table-cell>
          <table:table-cell office:value-type="float" office:value="321252">
            <text:p>321252</text:p>
          </table:table-cell>
          <table:table-cell table:number-columns-repeated="3"/>
          <table:table-cell office:value-type="float" office:value="606693">
            <text:p>606693</text:p>
          </table:table-cell>
        </table:table-row>
        <table:table-row table:style-name="ro2">
          <table:table-cell/>
          <table:table-cell office:value-type="string">
            <text:p>white</text:p>
          </table:table-cell>
          <table:table-cell office:value-type="float" office:value="128304">
            <text:p>128304</text:p>
          </table:table-cell>
          <table:table-cell office:value-type="float" office:value="387">
            <text:p>387</text:p>
          </table:table-cell>
          <table:table-cell office:value-type="float" office:value="121822">
            <text:p>121822</text:p>
          </table:table-cell>
          <table:table-cell table:number-columns-repeated="3"/>
          <table:table-cell office:value-type="float" office:value="407409">
            <text:p>407409</text:p>
          </table:table-cell>
        </table:table-row>
        <table:table-row table:style-name="ro2">
          <table:table-cell/>
          <table:table-cell office:value-type="string">
            <text:p>black</text:p>
          </table:table-cell>
          <table:table-cell office:value-type="float" office:value="72588">
            <text:p>72588</text:p>
          </table:table-cell>
          <table:table-cell office:value-type="float" office:value="388">
            <text:p>388</text:p>
          </table:table-cell>
          <table:table-cell office:value-type="float" office:value="65953">
            <text:p>65953</text:p>
          </table:table-cell>
          <table:table-cell table:number-columns-repeated="3"/>
          <table:table-cell office:value-type="float" office:value="194969">
            <text:p>194969</text:p>
          </table:table-cell>
        </table:table-row>
        <table:table-row table:style-name="ro2">
          <table:table-cell/>
          <table:table-cell office:value-type="string">
            <text:p>api</text:p>
          </table:table-cell>
          <table:table-cell office:value-type="float" office:value="60258">
            <text:p>60258</text:p>
          </table:table-cell>
          <table:table-cell office:value-type="float" office:value="386">
            <text:p>386</text:p>
          </table:table-cell>
          <table:table-cell office:value-type="float" office:value="53625">
            <text:p>53625</text:p>
          </table:table-cell>
          <table:table-cell table:number-columns-repeated="3"/>
          <table:table-cell office:value-type="float" office:value="151169">
            <text:p>151169</text:p>
          </table:table-cell>
        </table:table-row>
        <table:table-row table:style-name="ro2">
          <table:table-cell/>
          <table:table-cell office:value-type="string">
            <text:p>asian</text:p>
          </table:table-cell>
          <table:table-cell office:value-type="float" office:value="49579">
            <text:p>49579</text:p>
          </table:table-cell>
          <table:table-cell office:value-type="float" office:value="376">
            <text:p>376</text:p>
          </table:table-cell>
          <table:table-cell office:value-type="float" office:value="43212">
            <text:p>43212</text:p>
          </table:table-cell>
          <table:table-cell table:number-columns-repeated="3"/>
          <table:table-cell office:value-type="float" office:value="99204">
            <text:p>99204</text:p>
          </table:table-cell>
        </table:table-row>
        <table:table-row table:style-name="ro2">
          <table:table-cell/>
          <table:table-cell office:value-type="string">
            <text:p>2prace</text:p>
          </table:table-cell>
          <table:table-cell office:value-type="float" office:value="70493">
            <text:p>70493</text:p>
          </table:table-cell>
          <table:table-cell office:value-type="float" office:value="213">
            <text:p>213</text:p>
          </table:table-cell>
          <table:table-cell office:value-type="float" office:value="64103">
            <text:p>64103</text:p>
          </table:table-cell>
          <table:table-cell table:number-columns-repeated="3"/>
          <table:table-cell office:value-type="float" office:value="191438">
            <text:p>191438</text:p>
          </table:table-cell>
        </table:table-row>
        <table:table-row table:style-name="ro2">
          <table:table-cell/>
          <table:table-cell office:value-type="string">
            <text:p>hispanic</text:p>
          </table:table-cell>
          <table:table-cell office:value-type="float" office:value="83512">
            <text:p>83512</text:p>
          </table:table-cell>
          <table:table-cell office:value-type="float" office:value="388">
            <text:p>388</text:p>
          </table:table-cell>
          <table:table-cell office:value-type="float" office:value="76877">
            <text:p>76877</text:p>
          </table:table-cell>
          <table:table-cell table:number-columns-repeated="3"/>
          <table:table-cell office:value-type="float" office:value="233814">
            <text:p>233814</text:p>
          </table:table-cell>
        </table:table-row>
        <table:table-row table:style-name="ro2">
          <table:table-cell table:number-columns-repeated="8"/>
          <table:table-cell table:formula="of:=SUM([.I5:.I16])" office:value-type="float" office:value="2977277">
            <text:p>297727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5">15/03/2024</text:date>, <text:time>18:1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dale</meta:initial-creator>
    <meta:creation-date>2024-03-11T12:02:32</meta:creation-date>
    <dc:date>2024-03-15T18:10:47</dc:date>
    <dc:creator>Arun dale</dc:creator>
    <meta:editing-duration>PT1H33M42S</meta:editing-duration>
    <meta:editing-cycles>3</meta:editing-cycles>
    <meta:generator>OpenOffice/4.1.10$Unix OpenOffice.org_project/4110m2$Build-9807</meta:generator>
    <meta:document-statistic meta:table-count="3" meta:cell-count="65" meta:object-count="0"/>
  </office:meta>
</office:document-meta>
</file>